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Tahoma2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1" style:font-pitch="variable" svg:font-family="'Times New Roman'"/>
    <style:font-face style:name="Ubuntu Condensed" style:font-pitch="variable" svg:font-family="'Ubuntu Condensed'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Verdana" style:font-pitch="variable" svg:font-family="Verdana" style:font-family-generic="swiss"/>
    <style:font-face style:name="FreeSans" style:font-pitch="variable" svg:font-family="FreeSans" style:font-family-generic="system"/>
    <style:font-face style:name="Lucida Sans Unicode1" style:font-pitch="variable" svg:font-family="'Lucida Sans Unicode'" style:font-family-generic="system"/>
    <style:font-face style:name="Noto Sans CJK SC Regular" style:font-pitch="variable" svg:font-family="'Noto Sans CJK SC Regular'" style:font-family-generic="system"/>
    <style:font-face style:name="Tahoma1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2" style:family="table">
      <style:table-properties table:align="margins" style:width="16.999cm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border-top="0.05pt solid #000000" fo:background-color="#e6e6e6" fo:padding="0.097cm" fo:border-left="0.05pt solid #000000" fo:border-right="none" fo:border-bottom="0.05pt solid #000000">
        <style:background-image/>
      </style:table-cell-properties>
    </style:style>
    <style:style style:name="Tableau2.C1" style:family="table-cell">
      <style:table-cell-properties fo:border="0.05pt solid #000000" fo:background-color="#e6e6e6" fo:padding="0.097cm">
        <style:background-image/>
      </style:table-cell-properties>
    </style:style>
    <style:style style:name="Tableau2.A2" style:family="table-cell">
      <style:table-cell-properties fo:border-top="none" fo:border-left="0.05pt solid #000000" fo:border-right="none" fo:padding="0.097cm" fo:border-bottom="0.05pt solid #000000"/>
    </style:style>
    <style:style style:name="Tableau2.B2" style:family="table-cell">
      <style:table-cell-properties fo:border-top="none" fo:border-left="0.05pt solid #000000" fo:border-right="none" fo:padding="0.097cm" fo:border-bottom="0.05pt solid #000000"/>
    </style:style>
    <style:style style:name="Tableau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au1.C1" style:family="table-cell">
      <style:table-cell-properties fo:border="0.05pt solid #000000" fo:padding="0.097cm"/>
    </style:style>
    <style:style style:name="Tableau3" style:family="table">
      <style:table-properties table:align="margins" style:width="16.999cm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border="0.05pt solid #000000" fo:padding="0.097cm"/>
    </style:style>
    <style:style style:name="Tableau4" style:family="table">
      <style:table-properties table:align="margins" style:width="16.999cm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border="0.05pt solid #000000" fo:padding="0.097cm"/>
    </style:style>
    <style:style style:name="P1" style:parent-style-name="Table_20_Heading" style:family="paragraph">
      <style:text-properties fo:font-weight="bold" fo:font-style="normal" style:font-size-asian="10pt" style:font-name="Verdana" style:font-size-complex="10pt" fo:font-size="10pt" style:font-style-asian="normal" style:font-style-complex="normal" style:font-weight-complex="bold" style:font-weight-asian="bold"/>
    </style:style>
    <style:style style:name="P2" style:parent-style-name="Table_20_Contents" style:family="paragraph">
      <style:text-properties fo:font-weight="normal" fo:font-style="normal" style:font-size-asian="10pt" style:font-name="Verdana" style:font-size-complex="10pt" fo:font-size="10pt" style:font-style-asian="normal" style:font-style-complex="normal" style:font-weight-complex="normal" style:font-weight-asian="normal"/>
    </style:style>
    <style:style style:name="P3" style:parent-style-name="Table_20_Contents" style:family="paragraph">
      <style:text-properties officeooo:paragraph-rsid="0025f146"/>
    </style:style>
    <style:style style:name="P4" style:parent-style-name="Table_20_Contents" style:family="paragraph">
      <style:text-properties officeooo:paragraph-rsid="003063ce" officeooo:rsid="003063ce"/>
    </style:style>
    <style:style style:name="P5" style:parent-style-name="Table_20_Contents" style:family="paragraph">
      <style:text-properties officeooo:paragraph-rsid="003372ff" officeooo:rsid="003372ff"/>
    </style:style>
    <style:style style:name="P6" style:parent-style-name="Text_20_body" style:family="paragraph">
      <style:text-properties officeooo:paragraph-rsid="0011f5a1" officeooo:rsid="0011f5a1"/>
    </style:style>
    <style:style style:name="P7" style:parent-style-name="Text_20_body" style:family="paragraph">
      <style:text-properties officeooo:paragraph-rsid="0010a8ae" officeooo:rsid="0010a8ae"/>
    </style:style>
    <style:style style:name="P8" style:parent-style-name="Text_20_body" style:family="paragraph">
      <style:text-properties officeooo:paragraph-rsid="0010a8ae" fo:font-weight="bold" fo:font-style="italic" style:font-weight-complex="bold" officeooo:rsid="0014d154" style:font-style-asian="italic" style:font-style-complex="italic" style:font-weight-asian="bold"/>
    </style:style>
    <style:style style:name="P9" style:parent-style-name="Text_20_body" style:family="paragraph">
      <style:text-properties officeooo:paragraph-rsid="0014d154" fo:font-weight="bold" fo:font-style="italic" style:font-weight-complex="bold" officeooo:rsid="0014d154" style:font-style-asian="italic" style:font-style-complex="italic" style:font-weight-asian="bold"/>
    </style:style>
    <style:style style:name="P10" style:parent-style-name="Text_20_body" style:family="paragraph">
      <style:text-properties officeooo:paragraph-rsid="00224342" officeooo:rsid="00224342"/>
    </style:style>
    <style:style style:name="P11" style:parent-style-name="Text_20_body" style:family="paragraph">
      <style:text-properties officeooo:paragraph-rsid="0025f146" officeooo:rsid="00224342"/>
    </style:style>
    <style:style style:name="P12" style:parent-style-name="Text_20_body" style:family="paragraph">
      <style:text-properties officeooo:paragraph-rsid="00434dee" officeooo:rsid="00224342"/>
    </style:style>
    <style:style style:name="P13" style:parent-style-name="Text_20_body" style:family="paragraph">
      <style:text-properties officeooo:paragraph-rsid="0026b2c2" officeooo:rsid="0026b2c2"/>
    </style:style>
    <style:style style:name="P14" style:parent-style-name="Text_20_body" style:family="paragraph">
      <style:text-properties officeooo:paragraph-rsid="002b9acc" officeooo:rsid="002b9acc"/>
    </style:style>
    <style:style style:name="P15" style:parent-style-name="Imio_20_tableau_20_dest" style:family="paragraph">
      <style:text-properties officeooo:paragraph-rsid="003902de"/>
    </style:style>
    <style:style style:name="P16" style:parent-style-name="Imio_20_tableau_20_dest" style:family="paragraph">
      <style:text-properties officeooo:paragraph-rsid="003db301" officeooo:rsid="003db301"/>
    </style:style>
    <style:style style:name="P17" style:parent-style-name="Frame_20_contents" style:family="paragraph">
      <style:text-properties officeooo:paragraph-rsid="0043a6c5" officeooo:rsid="0043a6c5"/>
    </style:style>
    <style:style style:name="P18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officeooo:rsid="002b623e"/>
    </style:style>
    <style:style style:name="T2" style:family="text">
      <style:text-properties officeooo:rsid="002d7264"/>
    </style:style>
    <style:style style:name="T3" style:family="text">
      <style:text-properties officeooo:rsid="00355ff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 Condensed" fo:font-size="8pt"/>
    </style:style>
    <style:style style:name="T6" style:family="text">
      <style:text-properties fo:font-weight="normal" fo:font-style="normal" style:use-window-font-color="true" fo:language="fr" style:font-style-complex="normal" fo:letter-spacing="normal" style:font-name-asian="Lucida Sans Unicode" style:country-asian="none" style:letter-kerning="false" style:font-name-complex="Tahoma" style:text-position="0% 100%" style:text-underline-style="none" style:text-emphasize="none" style:font-name="Times New Roman" style:language-asian="none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BE" style:font-size-asian="12pt" style:text-line-through-type="none" fo:text-shadow="none" style:text-line-through-mode="continuous" style:language-complex="none" fo:font-size="10pt" style:country-complex="none"/>
    </style:style>
    <style:style style:name="T7" style:family="text">
      <style:text-properties fo:font-weight="normal" fo:font-style="normal" style:use-window-font-color="true" fo:language="fr" style:font-style-complex="normal" fo:letter-spacing="normal" style:font-name-asian="Noto Sans CJK SC Regular" style:country-asian="CN" style:letter-kerning="true" style:font-name-complex="FreeSans" style:text-position="0% 100%" style:text-underline-style="none" style:text-emphasize="none" style:font-name="Ubuntu Condensed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BE" style:font-size-asian="10.5pt" style:text-line-through-type="none" fo:text-shadow="none" style:text-line-through-mode="continuous" style:language-complex="hi" fo:font-size="8pt" style:country-complex="IN"/>
    </style:style>
    <style:style style:name="T8" style:family="text">
      <style:text-properties fo:font-weight="normal" fo:font-style="normal" fo:language="fr" style:font-style-complex="normal" fo:letter-spacing="normal" style:font-name-asian="Lucida Sans Unicode" style:country-asian="none" style:letter-kerning="false" style:font-name-complex="Tahoma" style:text-position="0% 100%" style:text-underline-style="none" style:text-emphasize="none" style:font-name="Ubuntu Condensed" style:language-asian="none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BE" style:font-size-asian="12pt" style:text-line-through-type="none" fo:text-shadow="none" style:text-line-through-mode="continuous" style:language-complex="none" fo:font-size="10pt" style:country-complex="none" fo:color="#000000"/>
    </style:style>
    <style:style style:name="T9" style:family="text">
      <style:text-properties fo:font-weight="normal" fo:font-style="normal" style:use-window-font-color="true" fo:language="fr" style:font-style-complex="normal" fo:letter-spacing="normal" style:font-name-asian="Lucida Sans Unicode" style:country-asian="none" style:letter-kerning="false" style:font-name-complex="Tahoma" style:text-position="0% 100%" style:text-underline-style="none" style:text-emphasize="none" style:font-name="Ubuntu Condensed" style:language-asian="none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BE" style:font-size-asian="12pt" style:text-line-through-type="none" fo:text-shadow="none" style:text-line-through-mode="continuous" style:language-complex="none" fo:font-size="10pt" style:country-complex="none"/>
    </style:style>
    <style:style style:name="T10" style:family="text">
      <style:text-properties style:font-name="Ubuntu Condensed" fo:font-size="10pt"/>
    </style:style>
    <style:style style:name="fr1" style:parent-style-name="Frame" style:family="graphic">
      <style:graphic-properties style:vertical-rel="paragraph" style:vertical-pos="from-top" style:horizontal-rel="paragraph" style:horizontal-pos="from-left"/>
    </style:style>
    <style:style style:name="Sect1" style:family="section">
      <style:section-properties style:editable="false">
        <style:columns fo:column-gap="0cm" fo:column-count="1"/>
      </style:section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  <text:sequence-decl text:name="Figure" text:display-outline-level="0"/>
      </text:sequence-decls>
      <text:p text:style-name="Standard"/>
      <text:section text:protected="true" text:style-name="Sect1" text:name="Section1">
        <text:h text:outline-level="1" text:style-name="Heading_20_1">Table group1</text:h>
        <table:table table:name="Tableau2" table:style-name="Tableau2">
          <table:table-column table:number-columns-repeated="3" table:style-name="Tableau2.A"/>
          <table:table-header-rows>
            <table:table-row>
              <table:table-cell office:value-type="string" table:protected="false" table:style-name="Tableau2.A1">
                <text:p text:style-name="P1">First name</text:p>
              </table:table-cell>
              <table:table-cell office:value-type="string" table:protected="false" table:style-name="Tableau2.A1">
                <text:p text:style-name="P1">Last name</text:p>
              </table:table-cell>
              <table:table-cell office:value-type="string" table:protected="false" table:style-name="Tableau2.C1">
                <text:p text:style-name="P1">Address</text:p>
              </table:table-cell>
            </table:table-row>
          </table:table-header-rows>
          <table:table-row>
            <table:table-cell office:value-type="string" table:protected="false" table:style-name="Tableau2.B2">
              <text:p text:style-name="P2">P1 first name</text:p>
            </table:table-cell>
            <table:table-cell office:value-type="string" table:protected="false" table:style-name="Tableau2.B2">
              <text:p text:style-name="P2">P1 last name</text:p>
            </table:table-cell>
            <table:table-cell office:value-type="string" table:protected="false" table:style-name="Tableau2.C2">
              <text:p text:style-name="P2">P1 address</text:p>
            </table:table-cell>
          </table:table-row>
          <table:table-row>
            <table:table-cell office:value-type="string" table:protected="false" table:style-name="Tableau2.B2">
              <text:p text:style-name="P2">P2 first name</text:p>
            </table:table-cell>
            <table:table-cell office:value-type="string" table:protected="false" table:style-name="Tableau2.B2">
              <text:p text:style-name="P2">P2 last name</text:p>
            </table:table-cell>
            <table:table-cell office:value-type="string" table:protected="false" table:style-name="Tableau2.C2">
              <text:p text:style-name="P2">P2 address</text:p>
            </table:table-cell>
          </table:table-row>
          <table:table-row>
            <table:table-cell office:value-type="string" table:protected="false" table:style-name="Tableau2.B2">
              <text:p text:style-name="P2">P3 first name</text:p>
            </table:table-cell>
            <table:table-cell office:value-type="string" table:protected="false" table:style-name="Tableau2.B2">
              <text:p text:style-name="P2">P3 last name</text:p>
            </table:table-cell>
            <table:table-cell office:value-type="string" table:protected="false" table:style-name="Tableau2.C2">
              <text:p text:style-name="P2">P3 address</text:p>
            </table:table-cell>
          </table:table-row>
        </table:table>
      </text:section>
      <text:section text:protected="true" text:style-name="Sect1" text:name="Section1">
        <text:h text:outline-level="1" text:style-name="Heading_20_1">Table group2</text:h>
        <table:table table:name="Tableau2" table:style-name="Tableau2">
          <table:table-column table:number-columns-repeated="3" table:style-name="Tableau2.A"/>
          <table:table-header-rows>
            <table:table-row>
              <table:table-cell office:value-type="string" table:protected="false" table:style-name="Tableau2.A1">
                <text:p text:style-name="P1">First name</text:p>
              </table:table-cell>
              <table:table-cell office:value-type="string" table:protected="false" table:style-name="Tableau2.A1">
                <text:p text:style-name="P1">Last name</text:p>
              </table:table-cell>
              <table:table-cell office:value-type="string" table:protected="false" table:style-name="Tableau2.C1">
                <text:p text:style-name="P1">Address</text:p>
              </table:table-cell>
            </table:table-row>
          </table:table-header-rows>
          <table:table-row>
            <table:table-cell office:value-type="string" table:protected="false" table:style-name="Tableau2.B2">
              <text:p text:style-name="P2">RA first name</text:p>
            </table:table-cell>
            <table:table-cell office:value-type="string" table:protected="false" table:style-name="Tableau2.B2">
              <text:p text:style-name="P2">RA last name</text:p>
            </table:table-cell>
            <table:table-cell office:value-type="string" table:protected="false" table:style-name="Tableau2.C2">
              <text:p text:style-name="P2">RA address</text:p>
            </table:table-cell>
          </table:table-row>
          <table:table-row>
            <table:table-cell office:value-type="string" table:protected="false" table:style-name="Tableau2.B2">
              <text:p text:style-name="P2">RB first name</text:p>
            </table:table-cell>
            <table:table-cell office:value-type="string" table:protected="false" table:style-name="Tableau2.B2">
              <text:p text:style-name="P2">RB last name</text:p>
            </table:table-cell>
            <table:table-cell office:value-type="string" table:protected="false" table:style-name="Tableau2.C2">
              <text:p text:style-name="P2">RB address</text:p>
            </table:table-cell>
          </table:table-row>
        </table:table>
      </text:section>
      <text:section text:protected="true" text:style-name="Sect1" text:name="Section1">
        <text:h text:outline-level="1" text:style-name="Heading_20_1">Table toto</text:h>
        <text:p text:style-name="Standard">This group does not contain any person.</text:p>
      </text:section>
      <text:p text:style-name="Text_20_body"/>
      <text:p text:style-name="P8">Combined statement with-for-if</text:p>
      <text:p text:style-name="P7">P1 first name, P2 first name, P3 first name</text:p>
      <text:p text:style-name="P7">RA first name, RB first name</text:p>
      <text:p text:style-name="P9">Combined statement for-with</text:p>
      <text:p text:style-name="P6">Nb of persons in group1 : 3</text:p>
      <text:p text:style-name="P6">Nb of persons in group2 : 2</text:p>
      <text:p text:style-name="P6">Nb of persons in toto : 0</text:p>
      <text:p text:style-name="P9">Combined statement for-with-for-if</text:p>
      <text:p text:style-name="P6">P1 first name<text:s/>P1</text:p>
      <text:p text:style-name="P6">P2 first name<text:s/>P2</text:p>
      <text:p text:style-name="P6">P3 first name<text:s/>P3</text:p>
      <text:p text:style-name="P6">RA first name<text:s/>RA</text:p>
      <text:p text:style-name="P6">RB first name<text:s/>RB</text:p>
      <text:p text:style-name="P10"><office:annotation><dc:creator>POD</dc:creator><dc:date>2019-08-01T15:30:20</dc:date><text:p>do text meta-if False</text:p>
<text:p>for group in groups</text:p></office:annotation>This must be left <text:conditional-text text:condition="ooow:&quot;False&quot;" text:string-value-if-true="len(groups)" text:string-value-if-false="">len(groups)</text:conditional-text><text:s/>as is.</text:p>
      <table:table table:name="Tableau1" table:style-name="Tableau1">
        <table:table-column table:number-columns-repeated="3" table:style-name="Tableau1.A"/>
        <table:table-row>
          <table:table-cell office:value-type="string" table:protected="false" table:style-name="Tableau1.A1">
            <text:p text:style-name="Table_20_Contents">A1</text:p>
          </table:table-cell>
          <table:table-cell office:value-type="string" table:protected="false" table:style-name="Tableau1.A1">
            <text:p text:style-name="P3">A2</text:p>
          </table:table-cell>
          <table:table-cell office:value-type="string" table:protected="false" table:style-name="Tableau1.C1">
            <text:p text:style-name="P3">A3</text:p>
          </table:table-cell>
        </table:table-row>
        <table:table-row>
          <table:table-cell office:value-type="string" table:protected="false" table:style-name="Tableau1.A1">
            <text:p text:style-name="Table_20_Contents">AA</text:p>
          </table:table-cell>
          <table:table-cell office:value-type="string" table:protected="false" table:style-name="Tableau1.A1">
            <text:p text:style-name="P3">AB</text:p>
          </table:table-cell>
          <table:table-cell office:value-type="string" table:protected="false" table:style-name="Tableau1.C1">
            <text:p text:style-name="P3">AC</text:p>
          </table:table-cell>
        </table:table-row>
        <table:table-row>
          <table:table-cell office:value-type="string" table:protected="false" table:style-name="Tableau1.A1">
            <text:p text:style-name="Table_20_Contents">AX</text:p>
          </table:table-cell>
          <table:table-cell office:value-type="string" table:protected="false" table:style-name="Tableau1.A1">
            <text:p text:style-name="P3">AY</text:p>
          </table:table-cell>
          <table:table-cell office:value-type="string" table:protected="false" table:style-name="Tableau1.C1">
            <text:p text:style-name="P3">AZ</text:p>
          </table:table-cell>
        </table:table-row>
      </table:table>
      <text:p text:style-name="P11">B1 :B2</text:p>
      <text:p text:style-name="P11">BA :BB</text:p>
      <text:p text:style-name="P13"><text:span text:style-name="T1">The section should be removed, and its content kept (test that « minus » works with « meta-if »)</text:span></text:p>
      <text:section text:protected="false" text:style-name="Sect1" text:name="MetaIfSection2">
        <text:p text:style-name="P14"><office:annotation><dc:creator>POD</dc:creator><dc:date>2019-08-01T15:30:20</dc:date><text:p>do section- meta-if False</text:p></office:annotation>Ensure that this section <text:span text:style-name="T2">is kept (the note’s « minus » has not been interpreted)</text:span>.</text:p>
      </text:section>
      <table:table table:name="Tableau3" table:style-name="Tableau3">
        <table:table-column table:number-columns-repeated="1" table:style-name="Tableau3.A"/>
        <table:table-row>
          <table:table-cell office:value-type="string" table:protected="false" table:style-name="Tableau3.A1">
            <text:p text:style-name="P4"><office:annotation><dc:creator>POD</dc:creator><dc:date>2019-08-01T15:30:20</dc:date><text:p>do table- meta-if False</text:p></office:annotation><office:annotation><dc:creator>POD</dc:creator><dc:date>2019-08-01T15:30:20</dc:date><text:p>do text meta-if False</text:p></office:annotation>Test a meta-if (text) within a meta-if (table)</text:p>
            <text:p text:style-name="P5"><office:annotation><dc:creator>POD</dc:creator><dc:date>2019-08-01T15:30:20</dc:date><text:p>do text meta-if False</text:p></office:annotation><text:span text:style-name="T3">Second paragraph</text:span></text:p>
          </table:table-cell>
        </table:table-row>
      </table:table>
      <table:table table:name="Tableau4" table:style-name="Tableau4">
        <table:table-column table:number-columns-repeated="1" table:style-name="Tableau4.A"/>
        <table:table-row>
          <table:table-cell office:value-type="string" table:protected="false" table:style-name="Tableau4.A1">
            <text:p text:style-name="P15"><office:annotation><dc:creator>POD</dc:creator><dc:date>2019-08-01T15:30:20</dc:date><text:p>do cell meta-if False</text:p></office:annotation><office:annotation><dc:creator>POD</dc:creator><dc:date>2019-08-01T15:30:20</dc:date><text:p>do text meta-if False</text:p></office:annotation><text:span text:style-name="T4"/><text:span text:style-name="T4">P</text:span></text:p>
            <text:p text:style-name="P16">Para</text:p>
          </table:table-cell>
        </table:table-row>
      </table:table>
      <text:p text:style-name="P12"/>
      <text:p text:style-name="P11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Tahoma2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1" style:font-pitch="variable" svg:font-family="'Times New Roman'"/>
    <style:font-face style:name="Ubuntu Condensed" style:font-pitch="variable" svg:font-family="'Ubuntu Condensed'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Verdana" style:font-pitch="variable" svg:font-family="Verdana" style:font-family-generic="swiss"/>
    <style:font-face style:name="FreeSans" style:font-pitch="variable" svg:font-family="FreeSans" style:font-family-generic="system"/>
    <style:font-face style:name="Lucida Sans Unicode1" style:font-pitch="variable" svg:font-family="'Lucida Sans Unicode'" style:font-family-generic="system"/>
    <style:font-face style:name="Noto Sans CJK SC Regular" style:font-pitch="variable" svg:font-family="'Noto Sans CJK SC Regular'" style:font-family-generic="system"/>
    <style:font-face style:name="Tahoma1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line-break="strict">
        <style:tab-stops/>
      </style:paragraph-properties>
      <style:text-properties style:use-window-font-color="true" fo:country="BE" fo:language="fr" style:font-name="Times New Roman" style:language-asian="none" style:language-complex="none" style:font-size-asian="12pt" style:font-name-asian="Lucida Sans Unicode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name-complex="Tahoma" style:font-size-asian="14pt" fo:font-family="Arial" style:font-name="Arial" style:font-size-complex="14pt" style:font-family-asian="'Lucida Sans Unicode'" style:font-name-asian="Lucida Sans Unicode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2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2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2"/>
    </style:style>
    <style:style style:name="Imio_20_tableau_20_dest" style:display-name="Imio tableau dest" style:parent-style-name="Table_20_Contents" style:family="paragraph"/>
    <style:style style:name="Frame_20_contents" style:display-name="Frame contents" style:class="extra" style:parent-style-name="Standard" style:family="paragraph"/>
    <style:style style:name="Frame" style:family="graphic">
      <style:graphic-properties fo:margin-top="0.201cm" style:vertical-pos="top" style:wrap="parallel" fo:padding="0.15cm" style:wrap-contour="false" fo:margin-left="0.201cm" fo:border="0.06pt solid #000000" style:horizontal-pos="center" svg:y="0cm" svg:x="0cm" style:number-wrapped-paragraphs="no-limit" fo:margin-right="0.201cm" style:vertical-rel="paragraph-content" text:anchor-type="paragraph" style:horizontal-rel="paragraph-content" fo:margin-bottom="0.201cm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layout-grid-color="#c0c0c0" style:writing-mode="lr-tb" style:layout-grid-ruby-below="false" fo:margin-left="2cm" fo:page-width="20.999cm" style:num-format="1" style:layout-grid-mode="none" style:print-orientation="portrait" style:layout-grid-lines="20" style:layout-grid-ruby-height="0.353cm" style:layout-grid-print="false" fo:margin-bottom="2cm" style:layout-grid-base-height="0.706cm" style:footnote-max-height="0cm" fo:page-height="29.699cm" style:layout-grid-display="false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20$Build-2</meta:generator>
    <meta:initial-creator>Gaetan Delannay</meta:initial-creator>
    <meta:creation-date>2006-10-19T09:20:48</meta:creation-date>
    <dc:date>2019-08-01T15:30:18.496268540</dc:date>
    <dc:language>fr-BE</dc:language>
    <meta:editing-cycles>59</meta:editing-cycles>
    <meta:editing-duration>PT5H48M18S</meta:editing-duration>
    <meta:document-statistic meta:table-count="4" meta:image-count="0" meta:object-count="0" meta:page-count="1" meta:paragraph-count="26" meta:word-count="100" meta:character-count="599" meta:non-whitespace-character-count="525"/>
    <meta:user-defined meta:name="Info 1"/>
    <meta:user-defined meta:name="Info 2"/>
    <meta:user-defined meta:name="Info 3"/>
    <meta:user-defined meta:name="Info 4"/>
    <dc:title>ifAndFors1</dc:title>
  </office:meta>
</office:document-meta>
</file>